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7" calcext:value-type="float">
            <text:p>9487</text:p>
          </table:table-cell>
          <table:table-cell table:formula="of:=[.CS29]-[.CS55]-[.CS81]" office:value-type="float" office:value="9894" calcext:value-type="float">
            <text:p>9894</text:p>
          </table:table-cell>
          <table:table-cell table:formula="of:=[.CT29]-[.CT55]-[.CT81]" office:value-type="float" office:value="10355" calcext:value-type="float">
            <text:p>10355</text:p>
          </table:table-cell>
          <table:table-cell table:formula="of:=[.CU29]-[.CU55]-[.CU81]" office:value-type="float" office:value="10711" calcext:value-type="float">
            <text:p>107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6" calcext:value-type="float">
            <text:p>46</text:p>
          </table:table-cell>
          <table:table-cell table:formula="of:=[.CS51]-[.CS77]-[.CS103]" office:value-type="float" office:value="46" calcext:value-type="float">
            <text:p>46</text:p>
          </table:table-cell>
          <table:table-cell table:formula="of:=[.CT51]-[.CT77]-[.CT103]" office:value-type="float" office:value="46" calcext:value-type="float">
            <text:p>46</text:p>
          </table:table-cell>
          <table:table-cell table:formula="of:=[.CU51]-[.CU77]-[.CU103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4" calcext:value-type="float">
            <text:p>9754</text:p>
          </table:table-cell>
          <table:table-cell office:value-type="float" office:value="10176" calcext:value-type="float">
            <text:p>10176</text:p>
          </table:table-cell>
          <table:table-cell office:value-type="float" office:value="10650" calcext:value-type="float">
            <text:p>10650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6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7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0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1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74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9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4:50:31.680269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08T15:06:57.915332786</dc:date>
    <meta:editing-duration>PT8H18M20S</meta:editing-duration>
    <meta:editing-cycles>82</meta:editing-cycles>
    <meta:document-statistic meta:table-count="1" meta:cell-count="15543" meta:object-count="0"/>
  </office:meta>
</office:document-meta>
</file>